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TeX Gyre Adventor" svg:font-family="'TeX Gyre Adventor'" style:font-pitch="variable"/>
    <style:font-face style:name="TeXGyreAdventor" svg:font-family="TeXGyreAdvento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paragraph-rsid="00187d49"/>
    </style:style>
    <style:style style:name="P2" style:family="paragraph" style:parent-style-name="APCS_20_Master_20_notes_20_header">
      <style:paragraph-properties fo:line-height="150%"/>
      <style:text-properties style:font-name="TeX Gyre Adventor" fo:font-size="11pt" fo:font-weight="normal" officeooo:rsid="001dec2a" officeooo:paragraph-rsid="001dec2a" style:font-size-asian="9.60000038146973pt" style:font-weight-asian="normal" style:font-size-complex="11pt" style:font-weight-complex="normal"/>
    </style:style>
    <style:style style:name="P3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bold" officeooo:rsid="0093509c" officeooo:paragraph-rsid="00aa890c" style:font-size-asian="11pt" style:font-weight-asian="bold" style:font-size-complex="11pt" style:font-weight-complex="bold"/>
    </style:style>
    <style:style style:name="P4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bold" officeooo:rsid="0093509c" officeooo:paragraph-rsid="0093509c" style:font-size-asian="11pt" style:font-weight-asian="bold" style:font-size-complex="11pt" style:font-weight-complex="bold"/>
    </style:style>
    <style:style style:name="P5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bold" officeooo:rsid="0093509c" officeooo:paragraph-rsid="00a66af5" style:font-size-asian="11pt" style:font-weight-asian="bold" style:font-size-complex="11pt" style:font-weight-complex="bold"/>
    </style:style>
    <style:style style:name="P6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bold" officeooo:rsid="0093509c" officeooo:paragraph-rsid="00a79792" style:font-size-asian="11pt" style:font-weight-asian="bold" style:font-size-complex="11pt" style:font-weight-complex="bold"/>
    </style:style>
    <style:style style:name="P7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bold" officeooo:rsid="00aa71b9" officeooo:paragraph-rsid="00aa71b9" style:font-size-asian="11pt" style:font-weight-asian="bold" style:font-size-complex="11pt" style:font-weight-complex="bold"/>
    </style:style>
    <style:style style:name="P8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bold" officeooo:rsid="00972423" officeooo:paragraph-rsid="00972423" style:font-size-asian="11pt" style:font-weight-asian="bold" style:font-size-complex="11pt" style:font-weight-complex="bold"/>
    </style:style>
    <style:style style:name="P9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bold" officeooo:rsid="00952267" officeooo:paragraph-rsid="00a79792" style:font-size-asian="11pt" style:font-weight-asian="bold" style:font-size-complex="11pt" style:font-weight-complex="bold"/>
    </style:style>
    <style:style style:name="P10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normal" officeooo:rsid="0093509c" officeooo:paragraph-rsid="0093509c" style:font-size-asian="11pt" style:font-weight-asian="normal" style:font-size-complex="11pt" style:font-weight-complex="normal"/>
    </style:style>
    <style:style style:name="P11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normal" officeooo:rsid="0093509c" officeooo:paragraph-rsid="00aa71b9" style:font-size-asian="11pt" style:font-weight-asian="normal" style:font-size-complex="11pt" style:font-weight-complex="normal"/>
    </style:style>
    <style:style style:name="P12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normal" officeooo:rsid="00936509" officeooo:paragraph-rsid="00936509" style:font-size-asian="11pt" style:font-weight-asian="normal" style:font-size-complex="11pt" style:font-weight-complex="normal"/>
    </style:style>
    <style:style style:name="P13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normal" officeooo:rsid="00936509" officeooo:paragraph-rsid="00a66af5" style:font-size-asian="11pt" style:font-weight-asian="normal" style:font-size-complex="11pt" style:font-weight-complex="normal"/>
    </style:style>
    <style:style style:name="P14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normal" officeooo:rsid="00aa71b9" officeooo:paragraph-rsid="00aa71b9" style:font-size-asian="11pt" style:font-weight-asian="normal" style:font-size-complex="11pt" style:font-weight-complex="normal"/>
    </style:style>
    <style:style style:name="P15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normal" officeooo:rsid="00972423" officeooo:paragraph-rsid="00972423" style:font-size-asian="11pt" style:font-weight-asian="normal" style:font-size-complex="11pt" style:font-weight-complex="normal"/>
    </style:style>
    <style:style style:name="P16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normal" officeooo:rsid="006ab5a7" officeooo:paragraph-rsid="006ab5a7" style:font-size-asian="11pt" style:font-weight-asian="normal" style:font-size-complex="11pt" style:font-weight-complex="normal"/>
    </style:style>
    <style:style style:name="P17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normal" officeooo:rsid="00952267" officeooo:paragraph-rsid="00a79792" style:font-size-asian="11pt" style:font-weight-asian="normal" style:font-size-complex="11pt" style:font-weight-complex="normal"/>
    </style:style>
    <style:style style:name="P18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fo:font-weight="normal" officeooo:rsid="00a66af5" officeooo:paragraph-rsid="00a66af5" style:font-size-asian="11pt" style:font-weight-asian="normal" style:font-size-complex="11pt" style:font-weight-complex="normal"/>
    </style:style>
    <style:style style:name="P19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style:font-name="TeX Gyre Adventor" fo:font-size="11pt" officeooo:rsid="006ab5a7" officeooo:paragraph-rsid="0093509c" style:font-size-asian="11pt" style:font-size-complex="11pt"/>
    </style:style>
    <style:style style:name="P20" style:family="paragraph" style:parent-style-name="APCS_20_Master_20_notes_20_header">
      <style:paragraph-properties fo:margin-left="0in" fo:margin-right="0in" fo:line-height="150%" fo:text-indent="0in" style:auto-text-indent="false">
        <style:tab-stops/>
      </style:paragraph-properties>
      <style:text-properties officeooo:paragraph-rsid="00aa71b9"/>
    </style:style>
    <style:style style:name="P21" style:family="paragraph" style:parent-style-name="APCS_20_Master_20_notes_20_header" style:master-page-name="">
      <style:paragraph-properties fo:margin-left="0in" fo:margin-right="0in" fo:line-height="150%" fo:text-indent="0in" style:auto-text-indent="false" style:page-number="auto">
        <style:tab-stops/>
      </style:paragraph-properties>
      <style:text-properties style:font-name="TeX Gyre Adventor" fo:font-size="11pt" fo:font-weight="bold" officeooo:rsid="0093509c" officeooo:paragraph-rsid="00aa890c" style:font-size-asian="11pt" style:font-weight-asian="bold" style:font-size-complex="11pt" style:font-weight-complex="bold"/>
    </style:style>
    <style:style style:name="P22" style:family="paragraph" style:parent-style-name="APCS_20_Master_20_notes_20_header" style:master-page-name="Standard">
      <style:paragraph-properties fo:line-height="150%" fo:text-align="center" style:justify-single-word="false" style:page-number="auto"/>
      <style:text-properties style:font-name="TeX Gyre Adventor" fo:font-size="16pt" fo:font-weight="bold" officeooo:rsid="0093509c" officeooo:paragraph-rsid="0093509c" style:font-size-asian="16pt" style:font-weight-asian="bold" style:font-size-complex="16pt" style:font-weight-complex="bold"/>
    </style:style>
    <style:style style:name="P23" style:family="paragraph" style:parent-style-name="Standard" style:list-style-name="L1">
      <style:paragraph-properties fo:line-height="150%"/>
      <style:text-properties style:font-name="TeX Gyre Adventor" fo:font-size="11pt" style:font-size-asian="11pt" style:font-size-complex="11pt"/>
    </style:style>
    <style:style style:name="P24" style:family="paragraph" style:parent-style-name="Text_20_body" style:list-style-name="L2">
      <style:paragraph-properties fo:margin-top="0in" fo:margin-bottom="0in" loext:contextual-spacing="false" fo:line-height="150%"/>
      <style:text-properties style:font-name="TeX Gyre Adventor" fo:font-size="11pt" fo:font-weight="normal" officeooo:rsid="006ce2c1" officeooo:paragraph-rsid="0093509c" style:font-size-asian="11pt" style:font-weight-asian="normal" style:font-size-complex="11pt" style:font-weight-complex="normal"/>
    </style:style>
    <style:style style:name="P25" style:family="paragraph" style:parent-style-name="Text_20_body" style:list-style-name="L2">
      <style:paragraph-properties fo:margin-top="0in" fo:margin-bottom="0in" loext:contextual-spacing="false" fo:line-height="150%"/>
      <style:text-properties style:font-name="TeX Gyre Adventor" fo:font-size="11pt" officeooo:rsid="0093509c" officeooo:paragraph-rsid="0093509c" style:font-size-asian="11pt" style:font-size-complex="11pt"/>
    </style:style>
    <style:style style:name="P26" style:family="paragraph" style:parent-style-name="Text_20_body">
      <style:paragraph-properties fo:margin-top="0in" fo:margin-bottom="0in" loext:contextual-spacing="false" fo:line-height="150%"/>
      <style:text-properties style:font-name="TeX Gyre Adventor" fo:font-size="11pt" officeooo:rsid="0093509c" officeooo:paragraph-rsid="0093509c" style:font-size-asian="11pt" style:font-size-complex="11pt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>
        <style:tab-stops/>
      </style:paragraph-properties>
      <style:text-properties style:font-name="TeX Gyre Adventor" fo:font-size="11pt" fo:font-weight="normal" officeooo:rsid="006ab5a7" officeooo:paragraph-rsid="0093509c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ce2c1" style:font-weight-asian="normal" style:font-weight-complex="normal"/>
    </style:style>
    <style:style style:name="T3" style:family="text">
      <style:text-properties fo:font-weight="normal" officeooo:rsid="006f6921" style:font-weight-asian="normal" style:font-weight-complex="normal"/>
    </style:style>
    <style:style style:name="T4" style:family="text">
      <style:text-properties fo:font-weight="normal" officeooo:rsid="006b51b3" style:font-weight-asian="normal" style:font-weight-complex="normal"/>
    </style:style>
    <style:style style:name="T5" style:family="text">
      <style:text-properties fo:font-weight="normal" officeooo:rsid="0093509c" style:font-weight-asian="normal" style:font-weight-complex="normal"/>
    </style:style>
    <style:style style:name="T6" style:family="text">
      <style:text-properties fo:font-weight="normal" officeooo:rsid="00aa890c" style:font-weight-asian="normal" style:font-weight-complex="normal"/>
    </style:style>
    <style:style style:name="T7" style:family="text">
      <style:text-properties fo:font-weight="normal" officeooo:rsid="009aa8a4" style:font-weight-asian="normal" style:font-weight-complex="normal"/>
    </style:style>
    <style:style style:name="T8" style:family="text">
      <style:text-properties officeooo:rsid="009605e5"/>
    </style:style>
    <style:style style:name="T9" style:family="text">
      <style:text-properties style:font-name="Courier New"/>
    </style:style>
    <style:style style:name="T10" style:family="text">
      <style:text-properties style:font-name="Courier New" officeooo:rsid="00a4a323"/>
    </style:style>
    <style:style style:name="T11" style:family="text">
      <style:text-properties officeooo:rsid="009c4d57"/>
    </style:style>
    <style:style style:name="T12" style:family="text">
      <style:text-properties style:font-name="TeXGyreAdventor" fo:font-weight="normal" officeooo:rsid="0093509c" style:font-weight-asian="normal" style:font-weight-complex="normal"/>
    </style:style>
    <style:style style:name="T13" style:family="text">
      <style:text-properties style:font-name="TeXGyreAdventor" fo:font-weight="normal" officeooo:rsid="009aa8a4" style:font-weight-asian="normal" style:font-weight-complex="normal"/>
    </style:style>
    <style:style style:name="T14" style:family="text">
      <style:text-properties officeooo:rsid="00a66af5"/>
    </style:style>
    <style:style style:name="T15" style:family="text">
      <style:text-properties officeooo:rsid="00a79792"/>
    </style:style>
    <style:style style:name="T16" style:family="text">
      <style:text-properties officeooo:rsid="00aa890c"/>
    </style:style>
    <style:style style:name="T17" style:family="text">
      <style:text-properties officeooo:rsid="00a4a323"/>
    </style:style>
    <style:style style:name="T18" style:family="text">
      <style:text-properties officeooo:rsid="00ad4291"/>
    </style:style>
    <style:style style:name="T19" style:family="text">
      <style:text-properties style:font-name="TeX Gyre Adventor" fo:font-size="11pt" fo:font-weight="normal" officeooo:rsid="00a79792" style:font-size-asian="11pt" style:font-weight-asian="normal" style:font-size-complex="11pt" style:font-weight-complex="normal"/>
    </style:style>
    <style:style style:name="T20" style:family="text">
      <style:text-properties style:font-name="TeX Gyre Adventor" fo:font-size="11pt" fo:font-weight="normal" officeooo:rsid="00ad4291" style:font-size-asian="11pt" style:font-weight-asian="normal" style:font-size-complex="11pt" style:font-weight-complex="normal"/>
    </style:style>
    <style:style style:name="T21" style:family="text">
      <style:text-properties style:font-name="TeX Gyre Adventor" fo:font-size="11pt" fo:font-weight="normal" officeooo:rsid="0093509c" style:font-size-asian="11pt" style:font-weight-asian="normal" style:font-size-complex="11pt" style:font-weight-complex="normal"/>
    </style:style>
    <style:style style:name="T22" style:family="text">
      <style:text-properties style:font-name="TeX Gyre Adventor" fo:font-size="11pt" fo:font-weight="normal" officeooo:rsid="009c4d57" style:font-size-asian="11pt" style:font-weight-asian="normal" style:font-size-complex="11pt" style:font-weight-complex="normal"/>
    </style:style>
    <style:style style:name="T23" style:family="text">
      <style:text-properties style:font-name="TeX Gyre Adventor" fo:font-size="11pt" fo:font-weight="normal" officeooo:rsid="00a4a323" style:font-size-asian="11pt" style:font-weight-asian="normal" style:font-size-complex="11pt" style:font-weight-complex="normal"/>
    </style:style>
    <style:style style:name="T24" style:family="text">
      <style:text-properties fo:color="#000000" style:text-line-through-style="none" style:text-line-through-type="none" style:font-name="TeX Gyre Adventor" fo:font-size="11pt" fo:font-style="normal" style:text-underline-style="none" fo:font-weight="normal" officeooo:rsid="00ad4291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5" style:family="text">
      <style:text-properties style:font-name="Courier New" fo:font-size="11pt" fo:font-weight="normal" officeooo:rsid="00a4a323" style:font-size-asian="11pt" style:font-weight-asian="normal" style:font-size-complex="11pt" style:font-weight-complex="normal"/>
    </style:style>
    <style:style style:name="T26" style:family="text">
      <style:text-properties style:font-name="Courier New" fo:font-size="11pt" fo:font-weight="normal" officeooo:rsid="0093509c" style:font-size-asian="11pt" style:font-weight-asian="normal" style:font-size-complex="11pt" style:font-weight-complex="normal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{Project Title}</text:p>
      <text:p text:style-name="P2"/>
      <text:p text:style-name="P21"><text:span text:style-name="T16">Team name:</text:span><text:span text:style-name="T6"> {Team name}</text:span></text:p>
      <text:p text:style-name="P3">Team members:<text:span text:style-name="T1"> {Name}, {Name}, {Name}, ...</text:span></text:p>
      <text:p text:style-name="P10"/>
      <text:p text:style-name="P4">Project <text:span text:style-name="T8">description</text:span>:</text:p>
      <text:p text:style-name="P12">{<text:span text:style-name="T8">max=1 page</text:span>}</text:p>
      <text:p text:style-name="P12"/>
      <text:p text:style-name="P4">BOM:</text:p>
      <text:p text:style-name="P12">{<text:span text:style-name="T11">max=1 page</text:span>}</text:p>
      <text:p text:style-name="P12"/>
      <text:p text:style-name="P7">Cyber Storm setup and deployment:</text:p>
      <text:p text:style-name="P14">{max=1 page}</text:p>
      <text:p text:style-name="P14"/>
      <text:p text:style-name="P5"><text:span text:style-name="T14">Student introduction</text:span>:</text:p>
      <text:p text:style-name="P13">{<text:span text:style-name="T14">max=1 page</text:span>}</text:p>
      <text:p text:style-name="P13"/>
      <text:p text:style-name="P8">Solution:</text:p>
      <text:p text:style-name="P15">{<text:span text:style-name="T11">max=5 pages</text:span>}</text:p>
      <text:p text:style-name="P16"/>
      <text:p text:style-name="P9">Scoring:</text:p>
      <text:p text:style-name="P17">{<text:span text:style-name="T11">max=1 page</text:span>}</text:p>
      <text:p text:style-name="P17"/>
      <text:p text:style-name="P6">Notes:</text:p>
      <text:p text:style-name="P11">Note that this is not an actual section in this document;<text:span text:style-name="T15"> rather, it provides some details.</text:span></text:p>
      <text:p text:style-name="P11"/>
      <text:p text:style-name="P20"><text:span text:style-name="T19">Keep the font (TeXGyreAdventor; download it on the class web site), font size (11 pt), margins (0.79” on all sides), spacing (</text:span><text:span text:style-name="T24">1.5</text:span><text:span text:style-name="T19">), etc, as set in this document. <text:s/>Separate paragraphs with a single blank line. <text:s/></text:span><text:span text:style-name="T21">Format </text:span><text:span text:style-name="T22">any “</text:span><text:span text:style-name="T21">source code” </text:span><text:span text:style-name="T22">embedded in this document</text:span><text:span text:style-name="T21"> in </text:span><text:span text:style-name="T25">11 pt </text:span><text:span text:style-name="T26">Courier New font</text:span><text:span text:style-name="T21">.</text:span></text:p>
      <text:p text:style-name="P10"/>
      <text:p text:style-name="P18">The student introduction is a short paragraph/README that will be given to students at Cyber Storm when your challenge is deployed. <text:s/>It should contain a brief introduction to your challenge, its goals, etc, and can contain hints <text:span text:style-name="T15">if desired</text:span>.</text:p>
      <text:p text:style-name="P18"/>
      <text:p text:style-name="P19"><text:span text:style-name="T5">If you need an enumerated list, </text:span><text:span text:style-name="T7">here you go</text:span><text:span text:style-name="T5">:</text:span></text:p>
      <text:list xml:id="list1969280479" text:style-name="L1">
        <text:list-item>
          <text:p text:style-name="P23">{item}</text:p>
        </text:list-item>
        <text:list-item>
          <text:p text:style-name="P23">{item}</text:p>
        </text:list-item>
        <text:list-item>
          <text:p text:style-name="P23">{item}</text:p>
        </text:list-item>
      </text:list>
      <text:p text:style-name="P27"/>
      <text:p text:style-name="P10">If you need a bulleted list, here you go:</text:p>
      <text:list xml:id="list939043789" text:style-name="L2">
        <text:list-item>
          <text:p text:style-name="P24"><text:soft-page-break/>{item}</text:p>
        </text:list-item>
        <text:list-item>
          <text:p text:style-name="P25"><text:span text:style-name="T2">{</text:span><text:span text:style-name="T3">item}</text:span></text:p>
        </text:list-item>
        <text:list-item>
          <text:p text:style-name="P25"><text:span text:style-name="T2">{</text:span><text:span text:style-name="T4">item}</text:span></text:p>
        </text:list-item>
      </text:list>
      <text:p text:style-name="P2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TeX Gyre Adventor" svg:font-family="'TeX Gyre Adventor'" style:font-pitch="variable"/>
    <style:font-face style:name="TeXGyreAdventor" svg:font-family="TeXGyreAdvento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APCS_20_Definition" style:display-name="APCS Definition" style:family="paragraph" style:parent-style-name="Standard" style:class="text">
      <loext:graphic-properties draw:fill="solid" draw:fill-color="#ffff99" draw:opacity="100%"/>
      <style:paragraph-properties fo:line-height="100%" fo:background-color="#ffff99" fo:padding="0.0201in" fo:border="0.06pt solid #000000" style:shadow="none" style:writing-mode="lr-tb"/>
    </style:style>
    <style:style style:name="APCS_20_Activity" style:display-name="APCS Activity" style:family="paragraph" style:parent-style-name="Standard" style:class="text">
      <loext:graphic-properties draw:fill="solid" draw:fill-color="#99ff99" draw:opacity="100%"/>
      <style:paragraph-properties fo:margin-left="0in" fo:margin-right="0in" fo:margin-top="0in" fo:margin-bottom="0in" loext:contextual-spacing="false" fo:line-height="100%" fo:text-indent="0in" style:auto-text-indent="false" fo:background-color="#99ff99" fo:padding="0.0201in" fo:border="0.06pt solid #000000" style:shadow="none" style:writing-mode="lr-tb" style:join-border="true">
        <style:tab-stops/>
      </style:paragraph-properties>
    </style:style>
    <style:style style:name="APCS_20_Lesson_20_break" style:display-name="APCS Lesson break" style:family="paragraph" style:parent-style-name="Text_20_body" style:class="text">
      <style:paragraph-properties fo:margin-top="0in" fo:margin-bottom="0in" loext:contextual-spacing="false" fo:text-align="center" style:justify-single-word="false"/>
      <style:text-properties fo:color="#ff3333" fo:font-weight="bold" fo:background-color="#ffff00" style:font-weight-asian="bold" style:font-weight-complex="bold"/>
    </style:style>
    <style:style style:name="APCS_20_Did_20_you_20_know_3f_" style:display-name="APCS Did you know?" style:family="paragraph" style:parent-style-name="Standard" style:class="text">
      <loext:graphic-properties draw:fill="solid" draw:fill-color="#ff99ff" draw:opacity="100%"/>
      <style:paragraph-properties fo:margin-left="0in" fo:margin-right="0in" fo:margin-top="0in" fo:margin-bottom="0in" loext:contextual-spacing="false" fo:line-height="100%" fo:text-indent="0in" style:auto-text-indent="false" fo:background-color="#ff99ff" fo:padding="0.0201in" fo:border="0.06pt solid #000000" style:shadow="none" style:writing-mode="lr-tb">
        <style:tab-stops/>
      </style:paragraph-properties>
    </style:style>
    <style:style style:name="APCS_20_Homework" style:display-name="APCS Homework" style:family="paragraph" style:parent-style-name="Standard" style:class="text">
      <loext:graphic-properties draw:fill="solid" draw:fill-color="#00ccff" draw:opacity="100%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00ccff" fo:padding="0.0201in" fo:border="0.06pt solid #000000" style:shadow="none" style:writing-mode="lr-tb">
        <style:tab-stops/>
      </style:paragraph-properties>
    </style:style>
    <style:style style:name="APCS_20_To_20_the_20_teacher" style:display-name="APCS To the teacher" style:family="paragraph" style:parent-style-name="Standard" style:class="text">
      <loext:graphic-properties draw:fill="solid" draw:fill-color="#e6e6e6" draw:opacity="100%"/>
      <style:paragraph-properties fo:margin-left="0in" fo:margin-right="0in" fo:margin-top="0in" fo:margin-bottom="0in" loext:contextual-spacing="false" fo:line-height="100%" fo:text-indent="0in" style:auto-text-indent="false" fo:background-color="#e6e6e6" fo:padding="0.0201in" fo:border="0.06pt solid #000000" style:shadow="none" style:writing-mode="lr-tb"/>
    </style:style>
    <style:style style:name="APCS_20_Lesson_20_header" style:display-name="APCS Lesson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</style:style>
    <style:style style:name="APCS_20_Master_20_notes_20_header" style:display-name="APCS Master notes header" style:family="paragraph" style:parent-style-name="Standard" style:class="text">
      <style:paragraph-properties fo:line-height="100%" style:writing-mode="lr-tb">
        <style:tab-stops>
          <style:tab-stop style:position="7in" style:type="right"/>
        </style:tab-stops>
      </style:paragraph-properties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PCS_20_Note" style:display-name="APCS Note" style:family="paragraph" style:parent-style-name="Standard" style:class="text">
      <style:text-properties fo:color="#ff0000" fo:font-weight="bold" fo:background-color="#ffff00" style:font-weight-asian="bold" style:font-weight-complex="bold"/>
    </style:style>
    <style:style style:name="APCS_20_Code" style:display-name="APCS Code" style:family="paragraph" style:parent-style-name="Text_20_body" style:class="text">
      <style:paragraph-properties fo:margin-left="0in" fo:margin-right="0in" fo:margin-top="0in" fo:margin-bottom="0in" loext:contextual-spacing="false" fo:text-indent="0in" style:auto-text-indent="false" style:shadow="none"/>
      <style:text-properties style:font-name="Courier New" fo:font-family="'Courier New'" style:font-family-generic="modern" style:font-pitch="fixed" fo:font-size="11pt" style:font-size-asian="11pt" style:font-size-complex="11pt"/>
    </style:style>
    <style:style style:name="APCS_20_Activity_20_code" style:display-name="APCS Activity code" style:family="paragraph" style:parent-style-name="APCS_20_Activity" style:class="text"/>
    <style:style style:name="APCS_20_Activity_20_title" style:display-name="APCS Activity title" style:family="paragraph" style:parent-style-name="APCS_20_Activity" style:class="text">
      <style:text-properties fo:font-weight="bold" style:font-weight-asian="bold" style:font-weight-complex="bold"/>
    </style:style>
    <style:style style:name="APCS_20_Did_20_you_20_know_3f__20_title" style:display-name="APCS Did you know? title" style:family="paragraph" style:parent-style-name="APCS_20_Did_20_you_20_know_3f_" style:class="text">
      <style:text-properties fo:font-weight="bold" style:font-weight-asian="bold" style:font-weight-complex="bold"/>
    </style:style>
    <style:style style:name="APCS_20_Homework_20_title" style:display-name="APCS Homework title" style:family="paragraph" style:parent-style-name="APCS_20_Homework" style:class="text">
      <style:text-properties fo:font-weight="bold" style:font-weight-asian="bold" style:font-weight-complex="bold"/>
    </style:style>
    <style:style style:name="APCS_20_To_20_the_20_teacher_20_title" style:display-name="APCS To the teacher title" style:family="paragraph" style:parent-style-name="APCS_20_To_20_the_20_teacher" style:class="text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prefix="(" style:num-suffix=")" style:num-format="1">
        <style:list-level-properties text:space-before="0.25in" text:min-label-width="0.25in"/>
      </text:list-level-style-number>
      <text:list-level-style-number text:level="2" text:style-name="List1Level1" style:num-prefix="(" style:num-suffix=")" style:num-format="1">
        <style:list-level-properties text:space-before="0.75in"/>
      </text:list-level-style-number>
      <text:list-level-style-number text:level="3" text:style-name="List1Level2" style:num-prefix="(" style:num-suffix=")" style:num-format="1">
        <style:list-level-properties text:space-before="1.3752in"/>
      </text:list-level-style-number>
      <text:list-level-style-number text:level="4" text:style-name="List1Level3" style:num-prefix="(" style:num-suffix=")" style:num-format="1">
        <style:list-level-properties text:space-before="1.75in"/>
      </text:list-level-style-number>
      <text:list-level-style-number text:level="5" text:style-name="List1Level4" style:num-prefix="(" style:num-suffix=")" style:num-format="1">
        <style:list-level-properties text:space-before="2.25in"/>
      </text:list-level-style-number>
      <text:list-level-style-number text:level="6" text:style-name="List1Level5" style:num-prefix="(" style:num-suffix=")" style:num-format="1">
        <style:list-level-properties text:space-before="2.8752in"/>
      </text:list-level-style-number>
      <text:list-level-style-number text:level="7" text:style-name="List1Level6" style:num-prefix="(" style:num-suffix=")" style:num-format="1">
        <style:list-level-properties text:space-before="3.25in"/>
      </text:list-level-style-number>
      <text:list-level-style-number text:level="8" text:style-name="List1Level7" style:num-prefix="(" style:num-suffix=")" style:num-format="1">
        <style:list-level-properties text:space-before="3.75in"/>
      </text:list-level-style-number>
      <text:list-level-style-number text:level="9" text:style-name="List1Level8" style:num-prefix="(" style:num-suffix=")" style:num-format="1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87d49"/>
    </style:style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meta:initial-creator/>
    <meta:editing-cycles>563</meta:editing-cycles>
    <dc:date>2020-11-30T14:30:30.980309445</dc:date>
    <meta:editing-duration>P1DT14H28M47S</meta:editing-duration>
    <meta:document-statistic meta:table-count="0" meta:image-count="0" meta:object-count="0" meta:page-count="2" meta:paragraph-count="27" meta:word-count="171" meta:character-count="1003" meta:non-whitespace-character-count="862"/>
  </office:meta>
</office:document-meta>
</file>